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e0cb3" officeooo:paragraph-rsid="001e0cb3" style:font-weight-asian="bold" style:font-weight-complex="bold"/>
    </style:style>
    <style:style style:name="P2" style:family="paragraph" style:parent-style-name="Standard">
      <style:text-properties fo:font-weight="bold" officeooo:rsid="001e5bcf" officeooo:paragraph-rsid="001e5bcf" style:font-weight-asian="bold" style:font-weight-complex="bold"/>
    </style:style>
    <style:style style:name="P3" style:family="paragraph" style:parent-style-name="Standard">
      <style:text-properties fo:font-weight="normal" officeooo:rsid="001e0cb3" officeooo:paragraph-rsid="001e0cb3" style:font-weight-asian="normal" style:font-weight-complex="normal"/>
    </style:style>
    <style:style style:name="P4" style:family="paragraph" style:parent-style-name="Standard">
      <style:text-properties fo:font-weight="normal" officeooo:rsid="001e5bcf" officeooo:paragraph-rsid="001e5bcf" style:font-weight-asian="normal" style:font-weight-complex="normal"/>
    </style:style>
    <style:style style:name="P5" style:family="paragraph" style:parent-style-name="Standard">
      <style:text-properties fo:font-weight="normal" officeooo:rsid="001e5bcf" officeooo:paragraph-rsid="002045e3" style:font-weight-asian="normal" style:font-weight-complex="normal"/>
    </style:style>
    <style:style style:name="P6" style:family="paragraph" style:parent-style-name="Standard">
      <style:text-properties fo:font-weight="normal" officeooo:rsid="001eda01" officeooo:paragraph-rsid="001eda01" style:font-weight-asian="normal" style:font-weight-complex="normal"/>
    </style:style>
    <style:style style:name="P7" style:family="paragraph" style:parent-style-name="Standard">
      <style:text-properties fo:font-weight="normal" officeooo:rsid="002045e3" officeooo:paragraph-rsid="001eda01" style:font-weight-asian="normal" style:font-weight-complex="normal"/>
    </style:style>
    <style:style style:name="P8" style:family="paragraph" style:parent-style-name="Standard">
      <style:text-properties fo:font-weight="normal" officeooo:rsid="002045e3" officeooo:paragraph-rsid="002045e3" style:font-weight-asian="normal" style:font-weight-complex="normal"/>
    </style:style>
    <style:style style:name="P9" style:family="paragraph" style:parent-style-name="Standard">
      <style:text-properties fo:font-style="normal" fo:font-weight="normal" officeooo:rsid="002045e3" officeooo:paragraph-rsid="002045e3" style:font-style-asian="normal" style:font-weight-asian="normal" style:font-style-complex="normal" style:font-weight-complex="normal"/>
    </style:style>
    <style:style style:name="P10" style:family="paragraph" style:parent-style-name="Standard">
      <style:text-properties fo:font-style="normal" fo:font-weight="normal" officeooo:rsid="00216ec1" officeooo:paragraph-rsid="00216ec1" style:font-style-asian="normal" style:font-weight-asian="normal" style:font-style-complex="normal" style:font-weight-complex="normal"/>
    </style:style>
    <style:style style:name="P11" style:family="paragraph" style:parent-style-name="Standard">
      <style:text-properties fo:font-style="normal" fo:font-weight="bold" officeooo:rsid="00216ec1" officeooo:paragraph-rsid="00216ec1" style:font-style-asian="normal" style:font-weight-asian="bold" style:font-style-complex="normal" style:font-weight-complex="bold"/>
    </style:style>
    <style:style style:name="P1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2045e3" officeooo:paragraph-rsid="001eda01" style:font-weight-asian="normal" style:font-weight-complex="normal"/>
    </style:style>
    <style:style style:name="P13"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1e5bcf" officeooo:paragraph-rsid="001e5bcf" style:font-weight-asian="bold" style:font-weight-complex="bold"/>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fo:font-weight="normal" officeooo:rsid="00216ec1" officeooo:paragraph-rsid="00216ec1" style:font-style-asian="normal" style:font-weight-asian="normal" style:font-style-complex="normal" style:font-weight-complex="normal"/>
    </style:style>
    <style:style style:name="T1" style:family="text">
      <style:text-properties officeooo:rsid="001e5bcf"/>
    </style:style>
    <style:style style:name="T2" style:family="text">
      <style:text-properties officeooo:rsid="001eda01"/>
    </style:style>
    <style:style style:name="T3" style:family="text">
      <style:text-properties fo:font-weight="normal" style:font-weight-asian="normal" style:font-weight-complex="normal"/>
    </style:style>
    <style:style style:name="T4" style:family="text">
      <style:text-properties fo:font-weight="normal" officeooo:rsid="002341fb" style:font-weight-asian="normal" style:font-weight-complex="normal"/>
    </style:style>
    <style:style style:name="T5" style:family="text">
      <style:text-properties officeooo:rsid="002045e3"/>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2045e3" style:font-style-asian="italic" style:font-weight-asian="bold" style:font-style-complex="italic" style:font-weight-complex="bold"/>
    </style:style>
    <style:style style:name="T8" style:family="text">
      <style:text-properties fo:font-style="normal" officeooo:rsid="002045e3" style:font-style-asian="normal" style:font-style-complex="normal"/>
    </style:style>
    <style:style style:name="T9" style:family="text">
      <style:text-properties fo:font-style="normal" fo:font-weight="bold" officeooo:rsid="002045e3"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 about the journey while building this:</text:p>
      <text:p text:style-name="P1"/>
      <text:p text:style-name="P3">1. Amazon web services provides us a simple email service which we can use to send emails.</text:p>
      <text:p text:style-name="P3"/>
      <text:p text:style-name="P3">2. For a company, it can be anything like welcome <text:span text:style-name="T1">email, transaction success updates etc.</text:span></text:p>
      <text:p text:style-name="P3"/>
      <text:p text:style-name="P4">3. For this, we uses this SES of AWS.</text:p>
      <text:p text:style-name="P4"/>
      <text:p text:style-name="P5">4. The overview of it will be like this, there will be a send_email() function which will take arguments of sender, receiver, html etc. <text:span text:style-name="T5">There are 2 services of amazon aws ses, one is </text:span><text:span text:style-name="T7">API </text:span><text:span text:style-name="T8">and other one is </text:span><text:span text:style-name="T9">SMTP server. </text:span><text:span text:style-name="T8">To use API we don’t need any SMTP credentials, you can use boto library.</text:span></text:p>
      <text:p text:style-name="P5"><text:span text:style-name="T8">Refer- </text:span><text:a xlink:type="simple" xlink:href="https://github.com/warade/AWS-Simple-Email-Service" text:style-name="Internet_20_link" text:visited-style-name="Visited_20_Internet_20_Link"><text:span text:style-name="T8">https://github.com/warade/AWS-Simple-Email-Service</text:span></text:a></text:p>
      <text:p text:style-name="P4"/>
      <text:p text:style-name="P4">5. Django has it’s inbuild EmailBackend to handle email sending which works on SMTP only.</text:p>
      <text:p text:style-name="P4"/>
      <text:p text:style-name="P4">6. What is SMTP <text:s/>you ask? SMTP is a server which is used to push mails to a recipient’s listening server so that he can receive mails.</text:p>
      <text:p text:style-name="P4"/>
      <text:p text:style-name="P4">eg. <text:a xlink:type="simple" xlink:href="mailto:warade.anshul@gmail.com" text:style-name="Internet_20_link" text:visited-style-name="Visited_20_Internet_20_Link">warade.anshul@gmail.com</text:a> is sending to <text:a xlink:type="simple" xlink:href="mailto:anshul@brightmoney.co" text:style-name="Internet_20_link" text:visited-style-name="Visited_20_Internet_20_Link">anshul@brightmoney.co</text:a></text:p>
      <text:p text:style-name="P13"/>
      <text:p text:style-name="P2"/>
      <text:p text:style-name="P2">General terminologies:</text:p>
      <text:p text:style-name="P4"/>
      <text:p text:style-name="P4">user client → a web interface from which a user is sending emails.</text:p>
      <text:p text:style-name="P4"/>
      <text:p text:style-name="P4">SMTP server/MTA/MSA → a server on gmail.com which always listens for outgoing mails. It may be at smtp.gmail.com.</text:p>
      <text:p text:style-name="P4"/>
      <text:p text:style-name="P4">IMAP Server/MDA/MTA → a server on brightmoney.co which always listens for incoming mails. It may be at imap.gmail.com.</text:p>
      <text:p text:style-name="P4"/>
      <text:p text:style-name="P2">Process:</text:p>
      <text:p text:style-name="P2"/>
      <text:p text:style-name="P4">- When user clicks send button, mail goes to smtp.gmail.com which is itself an ip like 121.232.23.23.</text:p>
      <text:p text:style-name="P4"/>
      <text:p text:style-name="P4">- It will check whether a recipient’<text:span text:style-name="T2">s IMAP server is on same network or another.</text:span></text:p>
      <text:p text:style-name="P4"/>
      <text:p text:style-name="P6">- If it’s on same network, then it will send mail to the imap server on that network which probably every node already knows where it is. Again it’s an IP.</text:p>
      <text:p text:style-name="P6"/>
      <text:p text:style-name="P6">- If it’s on another network, it will contact DNS for recipient’s IP address, and will travel through hops from one SMTP server to another SMTP server of networks in between the path from SMTP server of - sender and SMTP server of recipient.</text:p>
      <text:p text:style-name="P6"/>
      <text:p text:style-name="P6">- When it reaches at SMTP server at the network of recipient brightmoney.com, then it will send mail to imap.brightmoney.com which is a IMAP server.</text:p>
      <text:p text:style-name="P6"/>
      <text:p text:style-name="P6">- This IMAP server listens to the incoming mails and stores it in a queue.</text:p>
      <text:p text:style-name="P6"/>
      <text:p text:style-name="P6"><text:soft-page-break/>- When recipient connects to the IMAP server, the user client (web interface) will sync all the emails at that server and will show the user.</text:p>
      <text:p text:style-name="P6"/>
      <text:p text:style-name="P6">- Whereas if we used POP3 instead of IMAP, POP3 will load all the mails from the queue to the user local machine. IMAP doesn’t do that.</text:p>
      <text:p text:style-name="P12"/>
      <text:p text:style-name="P7"/>
      <text:p text:style-name="P8">So back to the start.</text:p>
      <text:p text:style-name="P8">7. There are variables EMAIL_BACKEND in settings.py of our django projects which we can use, if we set it to the default backend of django and also by setting EMAIL_HOST = aws smtp host, EMAL_PORT = 465, it will use SMTP to push mails, but the problem is, <text:span text:style-name="T6">AWS SES SMTP doesn’t accept connection request which are not SSL.</text:span></text:p>
      <text:p text:style-name="P8"><text:span text:style-name="T6"/></text:p>
      <text:p text:style-name="P9">8. Hence, it is required to <text:s/>integrate default email backend to work with SSL. Thanks to this saviour</text:p>
      <text:p text:style-name="P9">- <text:a xlink:type="simple" xlink:href="https://github.com/bancek/django-smtp-ssl" text:style-name="Internet_20_link" text:visited-style-name="Visited_20_Internet_20_Link">https://github.com/bancek/django-smtp-ssl</text:a></text:p>
      <text:p text:style-name="P9"/>
      <text:p text:style-name="P9">9. Using this it was possible to send emails using SMTP.</text:p>
      <text:p text:style-name="P10">Refer for setting it up- <text:a xlink:type="simple" xlink:href="https://github.com/BrightMoney-AI/brightmoney-customer-comms" text:style-name="Internet_20_link" text:visited-style-name="Visited_20_Internet_20_Link">https://github.com/BrightMoney-AI/brightmoney-customer-comms</text:a></text:p>
      <text:p text:style-name="P14"/>
      <text:p text:style-name="P11"/>
      <text:p text:style-name="P11">The next challenge arises is templates:</text:p>
      <text:p text:style-name="P11"><text:span text:style-name="T3">1. We want templates to be used while sending to recipients.</text:span></text:p>
      <text:p text:style-name="P11"><text:span text:style-name="T3"/></text:p>
      <text:p text:style-name="P11"><text:span text:style-name="T3">2. Why templates? Templates include variables, which only needs to change, there’s no need to change anything other than that. Therefore it is advised to use templates for this.</text:span></text:p>
      <text:p text:style-name="P11"><text:span text:style-name="T3"/></text:p>
      <text:p text:style-name="P11"><text:span text:style-name="T3">3. The app brightMail is build on the belief that, user who wants to send mails knows already what templates are there and what key value pair should it needs, like a welcome email needs username, date_joined etc. </text:span><text:span text:style-name="T4">Used this app to tackle templated email sending problem → </text:span><text:a xlink:type="simple" xlink:href="https://github.com/vintasoftware/django-templated-email" text:style-name="Internet_20_link" text:visited-style-name="Visited_20_Internet_20_Link"><text:span text:style-name="T4">https://github.com/vintasoftware/django-templated-email</text:span></text:a></text:p>
      <text:p text:style-name="P11"><text:span text:style-name="T3"/></text:p>
      <text:p text:style-name="P11"><text:span text:style-name="T3">4. For this to tackle, the app needs to be built on the need of user, how many templates, what structure they should have, everything it should be shown user as an interface.</text:span></text:p>
      <text:p text:style-name="P11"><text:span text:style-name="T3">A template name – what variable it has</text:span></text:p>
      <text:p text:style-name="P11"><text:span text:style-name="T3">So it would be easier for a user(developer) to send arguments in the sendMail function of brightMail.</text:span></text:p>
      <text:p text:style-name="P11"><text:span text:style-name="T3"/></text:p>
      <text:p text:style-name="P11"><text:span text:style-name="T3">5. By the way, templates for sending emails are stored in brightMail app itself. Hence, it needs to be updated based on user(devleoper) requirements.</text:span></text:p>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20:24:27.034469784</meta:creation-date>
    <dc:date>2019-05-23T21:22:54.173300793</dc:date>
    <meta:editing-duration>PT23M4S</meta:editing-duration>
    <meta:editing-cycles>4</meta:editing-cycles>
    <meta:generator>LibreOffice/6.0.7.3$Linux_X86_64 LibreOffice_project/00m0$Build-3</meta:generator>
    <meta:document-statistic meta:table-count="0" meta:image-count="0" meta:object-count="0" meta:page-count="2" meta:paragraph-count="36" meta:word-count="682" meta:character-count="3984" meta:non-whitespace-character-count="3335"/>
  </office:meta>
</office:document-meta>
</file>